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 tu edad, sin utiliza ningún método, trabajando con los milisegund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1T20:10:06.964197753</dc:date>
    <meta:editing-duration>PT55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" meta:word-count="11" meta:character-count="75" meta:non-whitespace-character-count="65"/>
  </office:meta>
</office:document-meta>
</file>